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ing_20_1">
      <style:text-properties officeooo:rsid="00074f71" officeooo:paragraph-rsid="00074f71"/>
    </style:style>
    <style:style style:name="P2" style:family="paragraph" style:parent-style-name="Heading_20_2">
      <style:text-properties officeooo:paragraph-rsid="00074f71"/>
    </style:style>
    <style:style style:name="T1" style:family="text">
      <style:text-properties officeooo:rsid="00074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1 ( NUMBER_NONE )</text:h>
      <text:h text:style-name="P2" text:outline-level="2">Heading2 <text:span text:style-name="T1">( CIRCLE_NUMBER )</text:span></text:h>
      <text:h text:style-name="Heading_20_3" text:outline-level="3">Heading 3 ( GREEK_UPPER_LETTER )</text:h>
      <text:h text:style-name="Heading_20_4" text:outline-level="4">Heading 4 ( GREEK_LOWER_LETTER 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0.5pt" style:font-name-asian="微软雅黑" style:font-family-asian="微软雅黑" style:font-family-generic-asian="system" style:font-pitch-asian="variable" style:font-size-asian="10.5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.5pt" fo:font-style="italic" style:font-size-asian="10.5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loext:contextual-spacing="false" fo:text-align="start" style:justify-single-word="false"/>
      <style:text-properties fo:font-size="12pt" style:font-size-asian="12pt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①, ②, ③, ...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Α, Β, ... (gr)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α, β, ... (gr)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2:13:35.701000000</meta:creation-date>
    <dc:date>2016-01-24T16:23:33.470491757</dc:date>
    <meta:editing-duration>PT4M57S</meta:editing-duration>
    <meta:editing-cycles>2</meta:editing-cycles>
    <meta:generator>LibreOfficeDev/5.2.0.0.alpha0$Linux_X86_64 LibreOffice_project/2af991dc232bbf96557dc5efe5bd2ce9b6b99f9b</meta:generator>
    <meta:document-statistic meta:table-count="0" meta:image-count="0" meta:object-count="0" meta:page-count="1" meta:paragraph-count="4" meta:word-count="21" meta:character-count="117" meta:non-whitespace-character-count="103"/>
  </office:meta>
</office:document-meta>
</file>